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81.97mm"/>
    </style:style>
    <style:style style:name="co4" style:family="table-column">
      <style:table-column-properties fo:break-before="auto" style:column-width="75.97mm"/>
    </style:style>
    <style:style style:name="co5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Formulierung (Frage / Text)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Prima!</text:p>
          </table:table-cell>
          <table:table-cell office:value-type="string" calcext:value-type="string">
            <text:p>Prima! Falls du noch weitere Angebote sehen möchtest, klicke bitte auf weiter.</text:p>
          </table:table-cell>
          <table:table-cell office:value-type="string" calcext:value-type="string">
            <text:p>Wei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Idee für Thema </text:p>
          </table:table-cell>
          <table:table-cell office:value-type="string" calcext:value-type="string">
            <text:p>Hast du eine Idee für ein Thema?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Idee für Thema </text:p>
          </table:table-cell>
          <table:table-cell office:value-type="string" calcext:value-type="string">
            <text:p>Hast du eine Idee für ein Thema?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enaues Thema?</text:p>
          </table:table-cell>
          <table:table-cell office:value-type="string" calcext:value-type="string">
            <text:p>Ich habe ein*e Betreuer*in und ein Th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robes Thema?</text:p>
          </table:table-cell>
          <table:table-cell office:value-type="string" calcext:value-type="string">
            <text:p>Ich habe ein*e Betreuer*in, aber kein Them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?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Checkliste, Webseite, ...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Checkliste, Webseite, ...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ratung, Terminabfrage, Ticketsystem</text:p>
          </table:table-cell>
          <table:table-cell office:value-type="string" calcext:value-type="string">
            <text:p>Bitte geben Sie mir einen Termin zur Beratung. Oder ein Ticketsystem?</text:p>
          </table:table-cell>
          <table:table-cell table:style-name="ce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Genaues Thema</text:p>
          </table:table-cell>
          <table:table-cell office:value-type="string" calcext:value-type="string">
            <text:p>Hast du ein genaues Thema formuliert?</text:p>
          </table:table-cell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Genaues Thema</text:p>
          </table:table-cell>
          <table:table-cell office:value-type="string" calcext:value-type="string">
            <text:p>Hast du ein genaues Thema formuliert?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9:08:56.3627423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43:01.557585635</meta:creation-date>
    <dc:date>2020-05-07T19:09:32.249614321</dc:date>
    <meta:editing-duration>PT3M12S</meta:editing-duration>
    <meta:editing-cycles>2</meta:editing-cycles>
    <meta:generator>LibreOffice/6.0.7.3$Linux_X86_64 LibreOffice_project/00m0$Build-3</meta:generator>
    <meta:document-statistic meta:table-count="1" meta:cell-count="82" meta:object-count="0"/>
  </office:meta>
</office:document-meta>
</file>